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2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3" style:family="paragraph" style:parent-style-name="Standard">
      <style:paragraph-properties fo:margin-top="0in" fo:margin-bottom="0.139in" style:contextual-spacing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240e6" style:font-name-asian="Calibri1" style:font-size-asian="11pt" style:font-name-complex="Calibri1" style:font-size-complex="11pt"/>
    </style:style>
    <style:style style:name="P8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9" style:family="paragraph" style:parent-style-name="Standard" style:master-page-name="Standard">
      <style:paragraph-properties style:page-number="auto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10" style:family="paragraph" style:parent-style-name="Standard" style:list-style-name="WWNum1">
      <style:text-properties style:font-name="Calibri" fo:font-size="11pt" officeooo:paragraph-rsid="0011731f" style:font-name-asian="Calibri1" style:font-size-asian="11pt" style:font-name-complex="Calibri1" style:font-size-complex="11pt"/>
    </style:style>
    <style:style style:name="P11" style:family="paragraph" style:parent-style-name="Standard" style:list-style-name="WWNum3">
      <style:paragraph-properties fo:hyphenation-ladder-count="no-limit"/>
      <style:text-properties officeooo:paragraph-rsid="001240e6" fo:hyphenate="false" fo:hyphenation-remain-char-count="2" fo:hyphenation-push-char-count="2"/>
    </style:style>
    <style:style style:name="P12" style:family="paragraph" style:parent-style-name="Standard">
      <style:paragraph-properties fo:hyphenation-ladder-count="no-limit"/>
      <style:text-properties officeooo:paragraph-rsid="001240e6" fo:hyphenate="false" fo:hyphenation-remain-char-count="2" fo:hyphenation-push-char-count="2"/>
    </style:style>
    <style:style style:name="P13" style:family="paragraph" style:parent-style-name="Standard" style:list-style-name="WWNum3">
      <style:paragraph-properties fo:hyphenation-ladder-count="no-limit"/>
      <style:text-properties officeooo:rsid="0028652d" officeooo:paragraph-rsid="0028652d" fo:hyphenate="false" fo:hyphenation-remain-char-count="2" fo:hyphenation-push-char-count="2"/>
    </style:style>
    <style:style style:name="P14" style:family="paragraph" style:parent-style-name="Standard" style:list-style-name="WWNum3">
      <style:paragraph-properties fo:hyphenation-ladder-count="no-limit"/>
      <style:text-properties officeooo:rsid="0029d40f" officeooo:paragraph-rsid="0029d40f" fo:hyphenate="false" fo:hyphenation-remain-char-count="2" fo:hyphenation-push-char-count="2"/>
    </style:style>
    <style:style style:name="P15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6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7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18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240e6" style:font-name-asian="Calibri1" style:font-size-asian="11pt" style:font-name-complex="Calibri1" style:font-size-complex="11pt"/>
    </style:style>
    <style:style style:name="P19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a48f3" officeooo:paragraph-rsid="002a48f3" style:font-name-asian="Calibri1" style:font-size-asian="11pt" style:font-name-complex="Calibri1" style:font-size-complex="11pt"/>
    </style:style>
    <style:style style:name="P20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d20da" officeooo:paragraph-rsid="002d20da" style:font-name-asian="Calibri1" style:font-size-asian="11pt" style:font-name-complex="Calibri1" style:font-size-complex="11pt"/>
    </style:style>
    <style:style style:name="P21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eb3dc" officeooo:paragraph-rsid="002eb3dc" style:font-name-asian="Calibri1" style:font-size-asian="11pt" style:font-name-complex="Calibri1" style:font-size-complex="11pt"/>
    </style:style>
    <style:style style:name="P22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fddc7" officeooo:paragraph-rsid="002fddc7" style:font-name-asian="Calibri1" style:font-size-asian="11pt" style:font-name-complex="Calibri1" style:font-size-complex="11pt"/>
    </style:style>
    <style:style style:name="P23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311200" officeooo:paragraph-rsid="00311200" style:font-name-asian="Calibri1" style:font-size-asian="11pt" style:font-name-complex="Calibri1" style:font-size-complex="11pt"/>
    </style:style>
    <style:style style:name="P24" style:family="paragraph" style:parent-style-name="List_20_Paragraph" style:list-style-name="WWNum4"/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fo:font-weight="bold" officeooo:rsid="002338ad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style:font-name-asian="Calibri1" style:font-size-asian="11pt" style:font-name-complex="Calibri1" style:font-size-complex="11pt"/>
    </style:style>
    <style:style style:name="T4" style:family="text">
      <style:text-properties style:font-name="Calibri" fo:font-size="11pt" officeooo:rsid="0013d499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officeooo:rsid="001f7604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officeooo:rsid="0020963d" style:font-name-asian="Calibri1" style:font-size-asian="11pt" style:font-name-complex="Calibri1" style:font-size-complex="11pt"/>
    </style:style>
    <style:style style:name="T7" style:family="text">
      <style:text-properties style:font-name="Calibri" fo:font-size="11pt" officeooo:rsid="0004e5d8" style:font-name-asian="Calibri1" style:font-size-asian="11pt" style:font-name-complex="Calibri1" style:font-size-complex="11pt"/>
    </style:style>
    <style:style style:name="T8" style:family="text">
      <style:text-properties style:font-name="Calibri" fo:font-size="11pt" officeooo:rsid="0023dcf1" style:font-name-asian="Calibri1" style:font-size-asian="11pt" style:font-name-complex="Calibri1" style:font-size-complex="11pt"/>
    </style:style>
    <style:style style:name="T9" style:family="text">
      <style:text-properties style:font-name="Calibri" fo:font-size="11pt" officeooo:rsid="0024bfb6" style:font-name-asian="Calibri1" style:font-size-asian="11pt" style:font-name-complex="Calibri1" style:font-size-complex="11pt"/>
    </style:style>
    <style:style style:name="T10" style:family="text">
      <style:text-properties style:font-name="Calibri" fo:font-size="11pt" officeooo:rsid="00289890" style:font-name-asian="Calibri1" style:font-size-asian="11pt" style:font-name-complex="Calibri1" style:font-size-complex="11pt"/>
    </style:style>
    <style:style style:name="T11" style:family="text">
      <style:text-properties style:font-name="Calibri" fo:font-size="11pt" officeooo:rsid="0029d40f" style:font-name-asian="Calibri1" style:font-size-asian="11pt" style:font-name-complex="Calibri1" style:font-size-complex="11pt"/>
    </style:style>
    <style:style style:name="T12" style:family="text">
      <style:text-properties style:font-name="Calibri" fo:font-size="11pt" style:font-size-asian="11pt" style:font-size-complex="11pt"/>
    </style:style>
    <style:style style:name="T13" style:family="text">
      <style:text-properties style:font-name="Calibri" fo:font-size="11pt" officeooo:rsid="0014f115" style:font-size-asian="11pt" style:font-size-complex="11pt"/>
    </style:style>
    <style:style style:name="T14" style:family="text">
      <style:text-properties style:font-name="Calibri" fo:font-size="11pt" officeooo:rsid="0021c328" style:font-size-asian="11pt" style:font-size-complex="11pt"/>
    </style:style>
    <style:style style:name="T15" style:family="text">
      <style:text-properties officeooo:rsid="0004e5d8"/>
    </style:style>
    <style:style style:name="T16" style:family="text">
      <style:text-properties officeooo:rsid="00142f88"/>
    </style:style>
    <style:style style:name="T17" style:family="text">
      <style:text-properties officeooo:rsid="002338ad"/>
    </style:style>
    <style:style style:name="T18" style:family="text">
      <style:text-properties officeooo:rsid="00268351"/>
    </style:style>
    <style:style style:name="T19" style:family="text">
      <style:text-properties officeooo:rsid="002d20da"/>
    </style:style>
    <style:style style:name="T20" style:family="text">
      <style:text-properties officeooo:rsid="002eb3dc"/>
    </style:style>
    <style:style style:name="T21" style:family="text">
      <style:text-properties officeooo:rsid="002fddc7"/>
    </style:style>
    <style:style style:name="T22" style:family="text">
      <style:text-properties officeooo:rsid="003112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3"><text:span text:style-name="T1">Title</text:span><text:span text:style-name="T3">: App </text:span><text:span text:style-name="T4">Service </text:span><text:span text:style-name="T5">Search</text:span></text:p>
      <text:p text:style-name="P3"><text:span text:style-name="T1">Description:</text:span><text:span text:style-name="T3"> <text:s/>Allows the User </text:span><text:span text:style-name="T6">to filter through a list of Services and select one to learn more about</text:span><text:span text:style-name="T3">.</text:span></text:p>
      <text:p text:style-name="P2">Pre-conditions:</text:p>
      <text:list xml:id="list3375703970573942244" text:style-name="WWNum1">
        <text:list-item>
          <text:p text:style-name="P10">The App is open and has focus.</text:p>
        </text:list-item>
        <text:list-item>
          <text:p text:style-name="P15">The App is displaying the <text:span text:style-name="T16">Service Search</text:span> Screen.</text:p>
        </text:list-item>
      </text:list>
      <text:p text:style-name="P4"/>
      <text:p text:style-name="P2">Post-conditions:</text:p>
      <text:list xml:id="list995766388534681306" text:style-name="WWNum4">
        <text:list-item>
          <text:p text:style-name="P24"><text:span text:style-name="T12">The </text:span><text:span text:style-name="T13">App </text:span><text:span text:style-name="T14">displays the Service Results Screen with the Service Data that is mapped to by the Service name contained within the selected Service List Item's Button Text</text:span><text:span text:style-name="T13">.</text:span></text:p>
        </text:list-item>
      </text:list>
      <text:p text:style-name="P1"/>
      <text:p text:style-name="P2">Actors:</text:p>
      <text:list xml:id="list619246500740298853" text:style-name="WWNum2">
        <text:list-item>
          <text:p text:style-name="P16">User</text:p>
        </text:list-item>
        <text:list-item>
          <text:p text:style-name="P17">App</text:p>
        </text:list-item>
      </text:list>
      <text:p text:style-name="P5"/>
      <text:p text:style-name="P2">Main Success Scenario: </text:p>
      <text:list xml:id="list203687504093299761" text:style-name="WWNum3">
        <text:list-item>
          <text:p text:style-name="P11"><text:span text:style-name="T7">The </text:span><text:span text:style-name="T3">User presses </text:span><text:span text:style-name="T8">a Service List Item </text:span><text:span text:style-name="T9">on the Service Search Screen</text:span><text:span text:style-name="T8">.</text:span></text:p>
        </text:list-item>
        <text:list-item>
          <text:p text:style-name="P13"><text:span text:style-name="T8">T</text:span><text:span text:style-name="T3">he App </text:span><text:span text:style-name="T11">finds</text:span><text:span text:style-name="T10"> the Service Data that is mapped to by the Button Text of the pressed Service List Item.</text:span></text:p>
        </text:list-item>
        <text:list-item>
          <text:p text:style-name="P14"><text:span text:style-name="T10">T</text:span><text:span text:style-name="T3">he App displays the Service Results Screen with the Service Data that was found.</text:span></text:p>
        </text:list-item>
      </text:list>
      <text:p text:style-name="P12"><text:span text:style-name="T3"/></text:p>
      <text:p text:style-name="P6">Alternate Flow 1:</text:p>
      <text:p text:style-name="P7"><text:span text:style-name="T17">1</text:span>A. <text:s text:c="2"/><text:span text:style-name="T18">The User presses on the Search Bar at the top of the Service Search Screen.</text:span></text:p>
      <text:p text:style-name="P19">2A. <text:s text:c="2"/><text:span text:style-name="T19">The App opens the User's Device's default On-Screen Keyboard.</text:span></text:p>
      <text:p text:style-name="P20">3A. <text:s text:c="2"/>The User enters <text:span text:style-name="T20">input into the Search Bar with the On-Screen Keyboard.</text:span></text:p>
      <text:p text:style-name="P21">4A. <text:s text:c="2"/>The App <text:span text:style-name="T21">filters, each time the Search Bar input is changed, the available Service List Items by those whose Button Text contains a substring of the Search Bar's inputted text.</text:span></text:p>
      <text:p text:style-name="P22">5A. <text:s text:c="2"/><text:span text:style-name="T22">The User hits the enter key on the On-Screen Keyboard.</text:span></text:p>
      <text:p text:style-name="P23">6A. <text:s text:c="2"/>The App resumes the Main Success Scenario at step 1.</text:p>
      <text:p text:style-name="P8"/>
      <text:p text:style-name="Standard"><text:span text:style-name="T1">Alternate Flow </text:span><text:span text:style-name="T2">2</text:span><text:span text:style-name="T3">: </text:span></text:p>
      <text:p text:style-name="P7">1<text:span text:style-name="T19">B</text:span>. <text:s text:c="2"/><text:span text:style-name="T15">The </text:span>App receives an interrupt signal from the operating system and looses focus.</text:p>
      <text:p text:style-name="P7">2<text:span text:style-name="T19">B</text:span>. <text:s text:c="2"/><text:span text:style-name="T15">The </text:span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03:00</meta:creation-date>
    <dc:language>en-US</dc:language>
    <dc:date>2016-01-27T17:25:30.579600262</dc:date>
    <meta:editing-cycles>83</meta:editing-cycles>
    <meta:editing-duration>PT3H58M38S</meta:editing-duration>
    <meta:generator>LibreOffice/4.2.8.2$Linux_X86_64 LibreOffice_project/420m0$Build-2</meta:generator>
    <meta:document-statistic meta:table-count="0" meta:image-count="0" meta:object-count="0" meta:page-count="1" meta:paragraph-count="24" meta:word-count="254" meta:character-count="1418" meta:non-whitespace-character-count="1177"/>
    <meta:template xlink:type="simple" xlink:actuate="onRequest" xlink:title="Normal.dotm" xlink:href=""/>
  </office:meta>
</office:document-meta>
</file>